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mm"/>
    </style:style>
    <style:style style:name="co2" style:family="table-column">
      <style:table-column-properties fo:break-before="auto" style:column-width="27.11mm"/>
    </style:style>
    <style:style style:name="co3" style:family="table-column">
      <style:table-column-properties fo:break-before="auto" style:column-width="3.72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24.62mm"/>
    </style:style>
    <style:style style:name="co7" style:family="table-column">
      <style:table-column-properties fo:break-before="auto" style:column-width="25.36mm"/>
    </style:style>
    <style:style style:name="co8" style:family="table-column">
      <style:table-column-properties fo:break-before="auto" style:column-width="21.89mm"/>
    </style:style>
    <style:style style:name="co9" style:family="table-column">
      <style:table-column-properties fo:break-before="auto" style:column-width="19.65mm"/>
    </style:style>
    <style:style style:name="co10" style:family="table-column">
      <style:table-column-properties fo:break-before="auto" style:column-width="15.17mm"/>
    </style:style>
    <style:style style:name="co11" style:family="table-column">
      <style:table-column-properties fo:break-before="auto" style:column-width="17.23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6.61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ta1" style:family="table" style:master-page-name="PageStyle_5f_石油產品容積與重量單位換算表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normal" style:font-name-asian="微軟正黑體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font-name-complex="Times New Roman" style:font-size-asian="12pt" style:font-size-complex="12pt" style:font-weight-asian="normal" style:font-weight-complex="normal" style:font-style-asian="normal" style:font-style-complex="normal" style:text-position="0% 100%"/>
    </style:style>
    <style:style style:name="T5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font-name-complex="Times New Roman" style:font-size-asian="12pt" style:font-size-complex="12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石油產品容積與重量單位換算表" table:style-name="ta1" table:print-ranges="石油產品容積與重量單位換算表.D1:石油產品容積與重量單位換算表.K3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/>
          <table:table-cell table:style-name="ce4" office:value-type="string" calcext:value-type="string" table:number-columns-spanned="13" table:number-rows-spanned="1">
            <text:p>3.<text:span text:style-name="T1">石油產品容積與重量單位換算表</text:span></text:p>
          </table:table-cell>
          <table:covered-table-cell table:number-columns-repeated="3" table:style-name="ce6"/>
          <table:covered-table-cell table:number-columns-repeated="5" table:style-name="ce20"/>
          <table:covered-table-cell table:number-columns-repeated="4" table:style-name="ce6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3" table:number-rows-spanned="1">
            <text:p>Petroleum Products Conversion Table</text:p>
          </table:table-cell>
          <table:covered-table-cell table:number-columns-repeated="3" table:style-name="ce6"/>
          <table:covered-table-cell table:number-columns-repeated="5" table:style-name="ce20"/>
          <table:covered-table-cell table:number-columns-repeated="4" table:style-name="ce6"/>
          <table:table-cell table:number-columns-repeated="1010"/>
        </table:table-row>
        <table:table-row table:style-name="ro3">
          <table:table-cell table:number-columns-repeated="5"/>
          <table:table-cell table:style-name="ce21" table:number-columns-repeated="5"/>
          <table:table-cell table:number-columns-repeated="1014"/>
        </table:table-row>
        <table:table-row table:style-name="ro4">
          <table:table-cell table:number-columns-repeated="3"/>
          <table:table-cell table:style-name="ce8" office:value-type="string" calcext:value-type="string">
            <text:p>產 品 名 稱</text:p>
          </table:table-cell>
          <table:table-cell table:style-name="ce16" office:value-type="string" calcext:value-type="string">
            <text:p>公秉</text:p>
          </table:table-cell>
          <table:table-cell table:style-name="ce16" office:value-type="string" calcext:value-type="string">
            <text:p>公噸</text:p>
          </table:table-cell>
          <table:table-cell table:style-name="ce8" office:value-type="string" calcext:value-type="string">
            <text:p>千立方公尺</text:p>
          </table:table-cell>
          <table:table-cell table:style-name="ce16" office:value-type="string" calcext:value-type="string">
            <text:p>產 品 名 稱</text:p>
          </table:table-cell>
          <table:table-cell table:style-name="ce16" office:value-type="string" calcext:value-type="string">
            <text:p>公秉</text:p>
          </table:table-cell>
          <table:table-cell table:style-name="ce16" office:value-type="string" calcext:value-type="string">
            <text:p>公噸</text:p>
          </table:table-cell>
          <table:table-cell table:style-name="ce24" office:value-type="string" calcext:value-type="string">
            <text:p>千立方公尺</text:p>
          </table:table-cell>
          <table:table-cell table:number-columns-repeated="1013"/>
        </table:table-row>
        <table:table-row table:style-name="ro5">
          <table:table-cell table:number-columns-repeated="3"/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KL</text:p>
          </table:table-cell>
          <table:table-cell table:style-name="ce9" office:value-type="string" calcext:value-type="string">
            <text:p>tonne</text:p>
          </table:table-cell>
          <table:table-cell table:style-name="ce9" office:value-type="string" calcext:value-type="string">
            <text:p>10<text:span text:style-name="T3">3</text:span><text:span text:style-name="T4">m</text:span><text:span text:style-name="T5">3</text:span>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KL</text:p>
          </table:table-cell>
          <table:table-cell table:style-name="ce17" office:value-type="string" calcext:value-type="string">
            <text:p>tonne</text:p>
          </table:table-cell>
          <table:table-cell table:style-name="ce19" office:value-type="string" calcext:value-type="string">
            <text:p>10<text:span text:style-name="T3">3</text:span><text:span text:style-name="T4">m</text:span><text:span text:style-name="T5">3</text:span></text:p>
          </table:table-cell>
          <table:table-cell table:number-columns-repeated="1013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氫氣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.2" calcext:value-type="float">
            <text:p>11.2</text:p>
          </table:table-cell>
          <table:table-cell table:style-name="ce22" office:value-type="string" calcext:value-type="string">
            <text:p>高級汽油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747" calcext:value-type="float">
            <text:p>0.747</text:p>
          </table:table-cell>
          <table:table-cell table:style-name="ce25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液態氮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08" calcext:value-type="float">
            <text:p>0.808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航空汽油 100/13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11" calcext:value-type="float">
            <text:p>0.71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甲烷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航空汽油 115/14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95" calcext:value-type="float">
            <text:p>0.695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進口液化天然氣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453" calcext:value-type="float">
            <text:p>0.453</text:p>
          </table:table-cell>
          <table:table-cell table:style-name="ce17" office:value-type="float" office:value="0.569" calcext:value-type="float">
            <text:p>0.569</text:p>
          </table:table-cell>
          <table:table-cell table:style-name="ce10" office:value-type="string" calcext:value-type="string">
            <text:p>航空燃油 4 號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63" calcext:value-type="float">
            <text:p>0.763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成品天然氣</text:p>
          </table:table-cell>
          <table:table-cell table:style-name="ce17" office:value-type="float" office:value="0.727" calcext:value-type="float">
            <text:p>0.72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航空燃油 5 號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97" calcext:value-type="float">
            <text:p>0.797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乙烷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45" calcext:value-type="float">
            <text:p>0.45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航空燃油 Jet A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97" calcext:value-type="float">
            <text:p>0.797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乙烯</text:p>
          </table:table-cell>
          <table:table-cell table:style-name="ce17" office:value-type="float" office:value="2.273" calcext:value-type="float">
            <text:p>2.27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煤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02" calcext:value-type="float">
            <text:p>0.802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乙炔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15" calcext:value-type="float">
            <text:p>0.615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正烷烴進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02" calcext:value-type="float">
            <text:p>0.802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丙烷</text:p>
          </table:table-cell>
          <table:table-cell table:style-name="ce17" office:value-type="float" office:value="1.786" calcext:value-type="float">
            <text:p>1.78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高級柴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丙烯</text:p>
          </table:table-cell>
          <table:table-cell table:style-name="ce17" office:value-type="float" office:value="1.916" calcext:value-type="float">
            <text:p>1.9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普通柴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4" calcext:value-type="float">
            <text:p>0.84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丁烷</text:p>
          </table:table-cell>
          <table:table-cell table:style-name="ce17" office:value-type="float" office:value="1.786" calcext:value-type="float">
            <text:p>1.78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重烷化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41" calcext:value-type="float">
            <text:p>0.84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正丁烷</text:p>
          </table:table-cell>
          <table:table-cell table:style-name="ce17" office:value-type="float" office:value="1.786" calcext:value-type="float">
            <text:p>1.78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粗臘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44" calcext:value-type="float">
            <text:p>0.844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異丁烷</text:p>
          </table:table-cell>
          <table:table-cell table:style-name="ce17" office:value-type="float" office:value="1.776" calcext:value-type="float">
            <text:p>1.77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石油樹脂進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28" calcext:value-type="float">
            <text:p>0.928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丁二烯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2" calcext:value-type="float">
            <text:p>0.62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重柴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31" calcext:value-type="float">
            <text:p>0.93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異丁烯萃餘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77" calcext:value-type="float">
            <text:p>0.577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特級燃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42" calcext:value-type="float">
            <text:p>0.942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車用液化石油氣</text:p>
          </table:table-cell>
          <table:table-cell table:style-name="ce17" office:value-type="float" office:value="1.867" calcext:value-type="float">
            <text:p>1.86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氫化塔底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54" calcext:value-type="float">
            <text:p>0.954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液化石油氣</text:p>
          </table:table-cell>
          <table:table-cell table:style-name="ce17" office:value-type="float" office:value="1.786" calcext:value-type="float">
            <text:p>1.78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燃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53" calcext:value-type="float">
            <text:p>0.953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正戊烷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26" calcext:value-type="float">
            <text:p>0.626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粗萘進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74" calcext:value-type="float">
            <text:p>0.974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正己烷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69" calcext:value-type="float">
            <text:p>0.669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潤滑油 (脂)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環己烷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81" calcext:value-type="float">
            <text:p>0.78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粗特種真空焦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.018" calcext:value-type="float">
            <text:p>1.018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苯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81" calcext:value-type="float">
            <text:p>0.88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碳煙進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.037" calcext:value-type="float">
            <text:p>1.037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正庚烷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84" calcext:value-type="float">
            <text:p>0.684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柏油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甲苯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69" calcext:value-type="float">
            <text:p>0.869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石油焦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.06" calcext:value-type="float">
            <text:p>2.06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二甲苯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71" calcext:value-type="float">
            <text:p>0.87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一氧化碳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01" calcext:value-type="float">
            <text:p>0.80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對二甲苯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64" calcext:value-type="float">
            <text:p>0.864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合成氣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306" calcext:value-type="float">
            <text:p>0.306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鄰二甲苯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81" calcext:value-type="float">
            <text:p>0.881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異丙醚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25" calcext:value-type="float">
            <text:p>0.725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石油腦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14" calcext:value-type="float">
            <text:p>0.714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甲基第三丁基醚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46" calcext:value-type="float">
            <text:p>0.746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3"/>
          <table:table-cell table:style-name="ce2"/>
          <table:table-cell table:style-name="ce1" table:number-columns-repeated="1009"/>
        </table:table-row>
        <table:table-row table:style-name="ro6">
          <table:table-cell table:style-name="ce1" table:number-columns-repeated="3"/>
          <table:table-cell table:style-name="ce10" office:value-type="string" calcext:value-type="string">
            <text:p>台肥進料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14" calcext:value-type="float">
            <text:p>0.714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碳煙(固態)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6">
          <table:table-cell table:style-name="ce2"/>
          <table:table-cell table:style-name="ce5"/>
          <table:table-cell table:style-name="ce7"/>
          <table:table-cell table:style-name="ce10" office:value-type="string" calcext:value-type="string">
            <text:p>92無鉛汽油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47" calcext:value-type="float">
            <text:p>0.747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硫磺(固態)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8"/>
          <table:table-cell table:style-name="ce7"/>
          <table:table-cell table:style-name="ce28"/>
          <table:table-cell table:style-name="ce1" table:number-columns-repeated="1010"/>
        </table:table-row>
        <table:table-row table:style-name="ro4">
          <table:table-cell table:style-name="ce2"/>
          <table:table-cell table:style-name="ce5"/>
          <table:table-cell table:style-name="ce7"/>
          <table:table-cell table:style-name="ce11" office:value-type="string" calcext:value-type="string">
            <text:p>95無鉛汽油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747" calcext:value-type="float">
            <text:p>0.747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硫酸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28"/>
          <table:table-cell table:style-name="ce7"/>
          <table:table-cell table:style-name="ce28"/>
          <table:table-cell table:style-name="ce1" table:number-columns-repeated="1010"/>
        </table:table-row>
        <table:table-row table:style-name="ro6">
          <table:table-cell table:number-columns-repeated="3"/>
          <table:table-cell table:style-name="ce12" office:value-type="string" calcext:value-type="string">
            <text:p>資料來源：台灣中油股份有限公司</text:p>
          </table:table-cell>
          <table:table-cell table:style-name="ce19" table:number-columns-repeated="3"/>
          <table:table-cell table:style-name="ce14"/>
          <table:table-cell table:style-name="ce19" table:number-columns-repeated="3"/>
          <table:table-cell table:number-columns-repeated="1013"/>
        </table:table-row>
        <table:table-row table:style-name="ro6">
          <table:table-cell table:number-columns-repeated="3"/>
          <table:table-cell table:style-name="ce13" office:value-type="string" calcext:value-type="string">
            <text:p>S<text:span text:style-name="T2">ource : CPC Corporation, Taiwan.</text:span></text:p>
          </table:table-cell>
          <table:table-cell table:style-name="ce19" table:number-columns-repeated="3"/>
          <table:table-cell table:style-name="ce14"/>
          <table:table-cell table:style-name="ce19" table:number-columns-repeated="3"/>
          <table:table-cell table:number-columns-repeated="1013"/>
        </table:table-row>
        <table:table-row table:style-name="ro6">
          <table:table-cell table:number-columns-repeated="3"/>
          <table:table-cell table:style-name="ce14"/>
          <table:table-cell table:style-name="ce19" table:number-columns-repeated="3"/>
          <table:table-cell table:style-name="ce14"/>
          <table:table-cell table:style-name="ce19" table:number-columns-repeated="3"/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13" office:value-type="string" calcext:value-type="string">
            <text:p>.</text:p>
          </table:table-cell>
          <table:table-cell table:number-columns-repeated="1020"/>
        </table:table-row>
        <table:table-row table:style-name="ro8" table:number-rows-repeated="10">
          <table:table-cell table:number-columns-repeated="1024"/>
        </table:table-row>
        <table:table-row table:style-name="ro8">
          <table:table-cell table:number-columns-repeated="3"/>
          <table:table-cell table:style-name="ce3" table:number-columns-repeated="8"/>
          <table:table-cell table:number-columns-repeated="1013"/>
        </table:table-row>
        <table:table-row table:style-name="ro8" table:number-rows-repeated="3">
          <table:table-cell table:style-name="ce3" table:number-columns-repeated="1024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3"/>
          <table:table-cell table:style-name="ce15"/>
          <table:table-cell table:number-columns-repeated="1020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石油產品容積與重量單位換算表.$A$1" table:cell-range-address="$石油產品容積與重量單位換算表.$D$1:.$K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6mm" fo:margin-bottom="14.01mm" fo:margin-left="19mm" fo:margin-right="1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石油產品容積與重量單位換算表" style:display-name="PageStyle_石油產品容積與重量單位換算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能源會</meta:initial-creator>
    <dc:creator>張睿閎</dc:creator>
    <meta:print-date>2021-06-24T02:34:40</meta:print-date>
    <meta:creation-date>2000-06-02T06:21:13</meta:creation-date>
    <dc:date>2021-06-24T02:34:42</dc:date>
    <meta:generator>LibreOffice/5.4.1.2$Windows_x86 LibreOffice_project/ea7cb86e6eeb2bf3a5af73a8f7777ac570321527</meta:generator>
    <meta:document-statistic meta:table-count="1" meta:cell-count="261" meta:object-count="0"/>
    <meta:user-defined meta:name="AppVersion">16.0300</meta:user-defined>
    <meta:user-defined meta:name="Company">能源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